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text-properties fo:font-size="9pt" style:text-underline-style="solid" style:text-underline-width="auto" style:text-underline-color="font-color" style:font-size-asian="9pt" style:font-size-complex="9pt"/>
    </style:style>
    <style:style style:name="P6" style:family="paragraph">
      <loext:graphic-properties draw:fill="none" draw:fill-color="#ffffff"/>
      <style:text-properties fo:font-size="12pt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3" style:family="text"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561cm" fo:min-width="1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color="#000000" draw:fill-color="#ffffff" draw:textarea-horizontal-align="justify" draw:textarea-vertical-align="middle" draw:auto-grow-height="false" fo:min-height="0.561cm" fo:min-width="1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0.654cm" fo:min-width="1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741cm" fo:min-width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432cm" fo:min-width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31cm" fo:min-width="0.6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44cm" svg:height="1.112cm" svg:x="2.097cm" svg:y="1.018cm"><text:p/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" svg:width="3.44cm" svg:height="1.112cm" svg:x="10.707cm" svg:y="1.097cm"><text:p/><draw:enhanced-geometry svg:viewBox="0 0 21600 21600" draw:type="rectangle" draw:enhanced-path="M 0 0 L 21600 0 21600 21600 0 21600 0 0 Z N"/></draw:custom-shape><draw:custom-shape text:anchor-type="paragraph" draw:z-index="4" draw:name="Shape2" draw:style-name="gr2" draw:text-style-name="P1" svg:width="1.985cm" svg:height="0.795cm" svg:x="13.818cm" svg:y="-0.0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Shape2" draw:style-name="gr4" draw:text-style-name="P1" svg:width="2.303cm" svg:height="0.927cm" svg:x="-0.972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Shape2" draw:style-name="gr2" draw:text-style-name="P1" svg:width="1.985cm" svg:height="0.795cm" svg:x="0.43cm" svg:y="-1.0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Shape2" draw:style-name="gr2" draw:text-style-name="P1" svg:width="1.985cm" svg:height="0.795cm" svg:x="2.415cm" svg:y="-1.2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Shape2" draw:style-name="gr2" draw:text-style-name="P1" svg:width="1.985cm" svg:height="0.795cm" svg:x="4.584cm" svg:y="-1.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2" draw:style-name="gr2" draw:text-style-name="P1" svg:width="1.985cm" svg:height="0.795cm" svg:x="5.934cm" svg:y="-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2" draw:style-name="gr2" draw:text-style-name="P1" svg:width="1.985cm" svg:height="0.795cm" svg:x="9.135cm" svg:y="-0.06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2" draw:style-name="gr2" draw:text-style-name="P1" svg:width="1.985cm" svg:height="0.795cm" svg:x="11.622cm" svg:y="-0.70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2" draw:name="Shape3" draw:style-name="gr6" draw:text-style-name="P5" svg:width="1.403cm" svg:height="0.477cm" svg:x="0.854cm" svg:y="-0.824cm"><draw:text-box><text:p text:style-name="P4"><text:span text:style-name="T2">username</text:span></text:p></draw:text-box></draw:frame><draw:frame text:anchor-type="paragraph" draw:z-index="23" draw:name="Shape3" draw:style-name="gr6" draw:text-style-name="P3" svg:width="2.461cm" svg:height="0.477cm" svg:x="12.257cm" svg:y="-0.543cm"><draw:text-box><text:p><text:span text:style-name="T1">city</text:span></text:p></draw:text-box></draw:frame><draw:frame text:anchor-type="paragraph" draw:z-index="24" draw:name="Shape3" draw:style-name="gr6" draw:text-style-name="P5" svg:width="2.461cm" svg:height="0.477cm" svg:x="9.77cm" svg:y="0.092cm"><draw:text-box><text:p text:style-name="P4"><text:span text:style-name="T2">zip</text:span></text:p></draw:text-box></draw:frame><draw:frame text:anchor-type="paragraph" draw:z-index="27" draw:name="Shape3" draw:style-name="gr7" draw:text-style-name="P5" svg:width="2.461cm" svg:height="0.368cm" svg:x="2.679cm" svg:y="-1.058cm"><draw:text-box><text:p text:style-name="P4"><text:span text:style-name="T2">password</text:span></text:p></draw:text-box></draw:frame><draw:frame text:anchor-type="paragraph" draw:z-index="28" draw:name="Shape3" draw:style-name="gr6" draw:text-style-name="P3" svg:width="0.98cm" svg:height="0.477cm" svg:x="14.559cm" svg:y="0.065cm"><draw:text-box><text:p><text:span text:style-name="T1">state</text:span></text:p></draw:text-box></draw:frame><draw:frame text:anchor-type="paragraph" draw:z-index="26" draw:name="Shape3" draw:style-name="gr6" draw:text-style-name="P3" svg:width="2.461cm" svg:height="0.477cm" svg:x="6.251cm" svg:y="-0.189cm"><draw:text-box><text:p><text:span text:style-name="T1">DOB</text:span></text:p></draw:text-box></draw:frame><draw:frame text:anchor-type="paragraph" draw:z-index="29" draw:name="Shape3" draw:style-name="gr6" draw:text-style-name="P3" svg:width="1.059cm" svg:height="0.477cm" svg:x="5.14cm" svg:y="-1.168cm"><draw:text-box><text:p><text:span text:style-name="T1">emailid</text:span></text:p></draw:text-box></draw:frame><draw:line text:anchor-type="paragraph" draw:z-index="71" draw:name="Shape9" draw:style-name="gr10" draw:text-style-name="P7" svg:x1="2.759cm" svg:y1="1.018cm" svg:x2="1.78cm" svg:y2="-0.215cm"><text:p/></draw:line><draw:line text:anchor-type="paragraph" draw:z-index="72" draw:name="Shape10" draw:style-name="gr10" draw:text-style-name="P7" svg:x1="3.632cm" svg:y1="1.018cm" svg:x2="3.579cm" svg:y2="-0.49cm"><text:p/></draw:line><draw:line text:anchor-type="paragraph" draw:z-index="73" draw:name="Shape11" draw:style-name="gr10" draw:text-style-name="P7" svg:x1="4.399cm" svg:y1="1.018cm" svg:x2="5.087cm" svg:y2="-0.506cm"><text:p/></draw:line><draw:line text:anchor-type="paragraph" draw:z-index="74" draw:name="Shape12" draw:style-name="gr10" draw:text-style-name="P7" svg:x1="5.087cm" svg:y1="1.018cm" svg:x2="6.251cm" svg:y2="0.288cm"><text:p/></draw:line><draw:line text:anchor-type="paragraph" draw:z-index="78" draw:name="Shape16" draw:style-name="gr10" draw:text-style-name="P7" svg:x1="12.469cm" svg:y1="0.092cm" svg:x2="12.469cm" svg:y2="1.097cm"><text:p/></draw:line><draw:custom-shape text:anchor-type="paragraph" draw:z-index="80" draw:name="Shape18" draw:style-name="gr11" draw:text-style-name="P1" svg:width="1.721cm" svg:height="0.609cm" svg:x="-0.654cm" svg:y="-0.0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81" draw:name="Shape3" draw:style-name="gr7" draw:text-style-name="P3" svg:width="1.271cm" svg:height="0.368cm" svg:x="-0.443cm" svg:y="0.092cm"><draw:text-box><text:p><text:span text:style-name="T1">phoneno</text:span></text:p></draw:text-box></draw:frame></text:p>
      <text:p text:style-name="Standard"><draw:custom-shape text:anchor-type="paragraph" draw:z-index="5" draw:name="Shape2" draw:style-name="gr3" draw:text-style-name="P1" svg:width="1.985cm" svg:height="0.795cm" svg:x="6.172cm" svg:y="0.1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5" draw:name="Shape3" draw:style-name="gr6" draw:text-style-name="P3" svg:width="0.874cm" svg:height="0.477cm" svg:x="6.886cm" svg:y="0.33cm"><draw:text-box><text:p><text:span text:style-name="T1">Age</text:span></text:p></draw:text-box></draw:frame><draw:line text:anchor-type="paragraph" draw:z-index="77" draw:name="Shape15" draw:style-name="gr10" draw:text-style-name="P7" svg:x1="10.934cm" svg:y1="0.081cm" svg:x2="11.357cm" svg:y2="0.61cm"><text:p/></draw:line><draw:line text:anchor-type="paragraph" draw:z-index="79" draw:name="Shape17" draw:style-name="gr10" draw:text-style-name="P7" svg:x1="14.4cm" svg:y1="0.24cm" svg:x2="13.977cm" svg:y2="0.61cm"><text:p/></draw:line><draw:line text:anchor-type="paragraph" draw:z-index="70" draw:name="Shape8" draw:style-name="gr10" draw:text-style-name="P7" svg:x1="2.256cm" svg:y1="0.531cm" svg:x2="1.198cm" svg:y2="0.086cm"><text:p/></draw:line></text:p>
      <text:p text:style-name="Standard"><draw:custom-shape text:anchor-type="paragraph" draw:z-index="3" draw:name="Shape2" draw:style-name="gr2" draw:text-style-name="P1" svg:width="1.985cm" svg:height="0.795cm" svg:x="-0.893cm" svg:y="0.01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8" draw:name="Shape3" draw:style-name="gr5" draw:text-style-name="P2" svg:width="2.461cm" svg:height="0.489cm" svg:x="2.865cm" svg:y="0.309cm"><draw:text-box><text:p>PERSON</text:p></draw:text-box></draw:frame><draw:frame text:anchor-type="paragraph" draw:z-index="19" draw:name="Shape3" draw:style-name="gr5" draw:text-style-name="P2" svg:width="2.461cm" svg:height="0.489cm" svg:x="11.331cm" svg:y="0.441cm"><draw:text-box><text:p>LOCATION</text:p></draw:text-box></draw:frame><draw:frame text:anchor-type="paragraph" draw:z-index="21" draw:name="Shape3" draw:style-name="gr6" draw:text-style-name="P3" svg:width="2.461cm" svg:height="0.477cm" svg:x="-0.628cm" svg:y="0.176cm"><draw:text-box><text:p><text:span text:style-name="T1">last_name</text:span></text:p></draw:text-box></draw:frame><draw:line text:anchor-type="paragraph" draw:z-index="69" draw:name="Shape7" draw:style-name="gr10" draw:text-style-name="P7" svg:x1="2.097cm" svg:y1="0.309cm" svg:x2="1.092cm" svg:y2="0.309cm"><text:p/></draw:line><draw:line text:anchor-type="paragraph" draw:z-index="75" draw:name="Shape13" draw:style-name="gr10" draw:text-style-name="P7" svg:x1="5.537cm" svg:y1="0.441cm" svg:x2="6.172cm" svg:y2="0.256cm"><text:p/></draw:line></text:p>
      <text:p text:style-name="Standard"><draw:custom-shape text:anchor-type="paragraph" draw:z-index="31" draw:name="Shape2" draw:style-name="gr2" draw:text-style-name="P1" svg:width="1.985cm" svg:height="0.795cm" svg:x="6.278cm" svg:y="0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3" draw:name="Shape3" draw:style-name="gr6" draw:text-style-name="P3" svg:width="1.191cm" svg:height="0.477cm" svg:x="6.939cm" svg:y="0.362cm"><draw:text-box><text:p><text:span text:style-name="T1">zip</text:span></text:p></draw:text-box></draw:frame><draw:line text:anchor-type="paragraph" draw:z-index="68" draw:name="Shape6" draw:style-name="gr10" draw:text-style-name="P7" svg:x1="2.097cm" svg:y1="0.351cm" svg:x2="0.642cm" svg:y2="0.88cm"><text:p/></draw:line><draw:line text:anchor-type="paragraph" draw:z-index="76" draw:name="Shape14" draw:style-name="gr10" draw:text-style-name="P7" svg:x1="5.537cm" svg:y1="0.351cm" svg:x2="6.278cm" svg:y2="0.536cm"><text:p/></draw:line><draw:line text:anchor-type="paragraph" draw:z-index="84" draw:name="Shape21" draw:style-name="gr13" draw:text-style-name="P7" svg:x1="10.707cm" svg:y1="0.404cm" svg:x2="7.839cm" svg:y2="2.283cm"><text:p/></draw:line></text:p>
      <text:p text:style-name="Standard"><draw:custom-shape text:anchor-type="paragraph" draw:z-index="6" draw:name="Shape2" draw:style-name="gr2" draw:text-style-name="P1" svg:width="1.985cm" svg:height="0.795cm" svg:x="-1.104cm" svg:y="0.23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0" draw:name="Shape3" draw:style-name="gr6" draw:text-style-name="P3" svg:width="1.509cm" svg:height="0.477cm" svg:x="-0.866cm" svg:y="0.393cm"><draw:text-box><text:p><text:span text:style-name="T1">first_name</text:span></text:p></draw:text-box></draw:frame><draw:line text:anchor-type="paragraph" draw:z-index="67" draw:name="Shape5" draw:style-name="gr10" draw:text-style-name="P7" svg:x1="2.52cm" svg:y1="0.182cm" svg:x2="1.991cm" svg:y2="0.738cm"><text:p/></draw:line><draw:line text:anchor-type="paragraph" draw:z-index="83" draw:name="Shape20" draw:style-name="gr13" draw:text-style-name="P7" svg:x1="4.293cm" svg:y1="0.182cm" svg:x2="7.203cm" svg:y2="1.637cm"><text:p/></draw:line></text:p>
      <text:p text:style-name="Standard"><draw:custom-shape text:anchor-type="paragraph" draw:z-index="30" draw:name="Shape2" draw:style-name="gr2" draw:text-style-name="P1" svg:width="1.985cm" svg:height="0.795cm" svg:x="0.88cm" svg:y="0.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2" draw:name="Shape3" draw:style-name="gr6" draw:text-style-name="P3" svg:width="0.927cm" svg:height="0.477cm" svg:x="1.489cm" svg:y="0.383cm"><draw:text-box><text:p><text:span text:style-name="T1">type</text:span></text:p></draw:text-box></draw:frame></text:p>
      <text:p text:style-name="Standard"><draw:custom-shape text:anchor-type="paragraph" draw:z-index="82" draw:name="Shape19" draw:style-name="gr12" draw:text-style-name="P1" svg:width="1.325cm" svg:height="0.932cm" draw:transform="rotate (-3.14159265358979) translate (8.23559722222222cm 1.19768055555556cm)"><text:p/><draw:enhanced-geometry svg:viewBox="0 0 21600 21600" draw:glue-points="?f0 0 ?f1 10800 0 21600 10800 21600 21600 21600 ?f7 10800" draw:text-areas="?f1 10800 ?f2 18000 ?f3 7200 ?f4 21600" draw:type="isosceles-triangle" draw:modifiers="11172.4137931034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34" draw:name="Shape3" draw:style-name="gr6" draw:text-style-name="P3" svg:width="1.165cm" svg:height="0.477cm" svg:x="7.362cm" svg:y="0.346cm"><draw:text-box><text:p><text:span text:style-name="T1">isa</text:span></text:p></draw:text-box></draw:frame></text:p>
      <text:p text:style-name="Standard"/>
      <text:p text:style-name="Standard"><draw:line text:anchor-type="paragraph" draw:z-index="85" draw:name="Shape22" draw:style-name="gr13" draw:text-style-name="P7" svg:x1="7.415cm" svg:y1="0.06cm" svg:x2="7.415cm" svg:y2="0.483cm"><text:p/></draw:line><draw:line text:anchor-type="paragraph" draw:z-index="86" draw:name="Shape22" draw:style-name="gr13" draw:text-style-name="P7" svg:x1="7.68cm" svg:y1="0.034cm" svg:x2="7.68cm" svg:y2="0.457cm"><text:p/></draw:line><draw:line text:anchor-type="paragraph" draw:z-index="87" draw:name="Shape23" draw:style-name="gr13" draw:text-style-name="P7" svg:x1="0.616cm" svg:y1="0.478cm" svg:x2="13.21cm" svg:y2="0.531cm"><text:p/></draw:line><draw:line text:anchor-type="paragraph" draw:z-index="88" draw:name="Shape24" draw:style-name="gr13" draw:text-style-name="P7" svg:x1="0.616cm" svg:y1="0.478cm" svg:x2="0.616cm" svg:y2="0.88cm"><text:p/></draw:line><draw:line text:anchor-type="paragraph" draw:z-index="89" draw:name="Shape25" draw:style-name="gr13" draw:text-style-name="P7" svg:x1="7.548cm" svg:y1="0.478cm" svg:x2="7.548cm" svg:y2="0.88cm"><text:p/></draw:line></text:p>
      <text:p text:style-name="Standard"><draw:custom-shape text:anchor-type="paragraph" draw:z-index="1" draw:name="Shape1" draw:style-name="gr1" draw:text-style-name="P1" svg:width="3.44cm" svg:height="1.112cm" svg:x="-1.104cm" svg:y="0.393cm"><text:p/><draw:enhanced-geometry svg:viewBox="0 0 21600 21600" draw:type="rectangle" draw:enhanced-path="M 0 0 L 21600 0 21600 21600 0 21600 0 0 Z N"/></draw:custom-shape><draw:custom-shape text:anchor-type="paragraph" draw:z-index="14" draw:name="Shape1" draw:style-name="gr1" draw:text-style-name="P1" svg:width="3.44cm" svg:height="1.112cm" svg:x="5.325cm" svg:y="0.393cm"><text:p/><draw:enhanced-geometry svg:viewBox="0 0 21600 21600" draw:type="rectangle" draw:enhanced-path="M 0 0 L 21600 0 21600 21600 0 21600 0 0 Z N"/></draw:custom-shape><draw:custom-shape text:anchor-type="paragraph" draw:z-index="17" draw:name="Shape1" draw:style-name="gr1" draw:text-style-name="P1" svg:width="3.44cm" svg:height="1.112cm" svg:x="10.696cm" svg:y="0.356cm"><text:p/><draw:enhanced-geometry svg:viewBox="0 0 21600 21600" draw:type="rectangle" draw:enhanced-path="M 0 0 L 21600 0 21600 21600 0 21600 0 0 Z N"/></draw:custom-shape><draw:custom-shape text:anchor-type="paragraph" draw:z-index="54" draw:name="Shape2" draw:style-name="gr2" draw:text-style-name="P1" svg:width="1.985cm" svg:height="0.795cm" svg:x="14.533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5" draw:name="Shape3" draw:style-name="gr6" draw:text-style-name="P5" svg:width="1.43cm" svg:height="0.477cm" svg:x="14.771cm" svg:y="0.34cm"><draw:text-box><text:p text:style-name="P4"><text:span text:style-name="T2">username</text:span></text:p></draw:text-box></draw:frame><draw:line text:anchor-type="paragraph" draw:z-index="90" draw:name="Shape26" draw:style-name="gr13" draw:text-style-name="P7" svg:x1="13.21cm" svg:y1="0.044cm" svg:x2="13.21cm" svg:y2="0.356cm"><text:p/></draw:line></text:p>
      <text:p text:style-name="Standard"><draw:frame text:anchor-type="paragraph" draw:z-index="36" draw:name="Shape3" draw:style-name="gr5" draw:text-style-name="P6" svg:width="2.461cm" svg:height="0.489cm" svg:x="-0.549cm" svg:y="0.198cm"><draw:text-box><text:p><text:span text:style-name="T3">EMPLOYEE</text:span></text:p></draw:text-box></draw:frame><draw:frame text:anchor-type="paragraph" draw:z-index="35" draw:name="Shape3" draw:style-name="gr5" draw:text-style-name="P2" svg:width="2.461cm" svg:height="0.489cm" svg:x="5.801cm" svg:y="0.224cm"><draw:text-box><text:p>CUSTOMER</text:p></draw:text-box></draw:frame><draw:frame text:anchor-type="paragraph" draw:z-index="34" draw:name="Shape3" draw:style-name="gr5" draw:text-style-name="P6" svg:width="2.858cm" svg:height="0.489cm" svg:x="11.067cm" svg:y="0.191cm"><draw:text-box><text:p><text:span text:style-name="T3">SHOP_OWNER</text:span></text:p></draw:text-box></draw:frame><draw:line text:anchor-type="paragraph" draw:z-index="107" draw:name="Shape27" draw:style-name="gr13" draw:text-style-name="P7" svg:x1="14.136cm" svg:y1="0.224cm" svg:x2="14.533cm" svg:y2="0.118cm"><text:p/></draw:line></text:p>
      <text:p text:style-name="Standard"><draw:custom-shape text:anchor-type="paragraph" draw:z-index="53" draw:name="Shape2" draw:style-name="gr2" draw:text-style-name="P1" svg:width="1.985cm" svg:height="0.795cm" svg:x="14.559cm" svg:y="0.2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8" draw:name="Shape28" draw:style-name="gr13" draw:text-style-name="P7" svg:x1="14.136cm" svg:y1="0.319cm" svg:x2="14.559cm" svg:y2="0.557cm"><text:p/></draw:line><draw:line text:anchor-type="paragraph" draw:z-index="109" draw:name="Shape29" draw:style-name="gr13" draw:text-style-name="P7" svg:x1="2.335cm" svg:y1="0.213cm" svg:x2="3.049cm" svg:y2="0.769cm"><text:p/></draw:line><draw:line text:anchor-type="paragraph" draw:z-index="125" draw:name="Shape45" draw:style-name="gr13" draw:text-style-name="P7" svg:x1="8.765cm" svg:y1="0.161cm" svg:x2="12.628cm" svg:y2="1.907cm"><text:p/></draw:line></text:p>
      <text:p text:style-name="Standard"><draw:custom-shape text:anchor-type="paragraph" draw:z-index="39" draw:name="Shape2" draw:style-name="gr2" draw:text-style-name="P1" svg:width="1.985cm" svg:height="0.795cm" svg:x="2.732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2" draw:name="Shape3" draw:style-name="gr6" draw:text-style-name="P3" svg:width="1.244cm" svg:height="0.477cm" svg:x="3.261cm" svg:y="0.335cm"><draw:text-box><text:p><text:span text:style-name="T1">timings</text:span></text:p></draw:text-box></draw:frame><draw:frame text:anchor-type="paragraph" draw:z-index="56" draw:name="Shape3" draw:style-name="gr7" draw:text-style-name="P3" svg:width="1.641cm" svg:height="0.368cm" svg:x="14.903cm" svg:y="0.026cm"><draw:text-box><text:p><text:span text:style-name="T1">shop_name</text:span></text:p></draw:text-box></draw:frame><draw:line text:anchor-type="paragraph" draw:z-index="110" draw:name="Shape30" draw:style-name="gr13" draw:text-style-name="P7" svg:x1="1.568cm" svg:y1="0.044cm" svg:x2="1.568cm" svg:y2="0.494cm"><text:p/></draw:line><draw:line text:anchor-type="paragraph" draw:z-index="111" draw:name="Shape31" draw:style-name="gr13" draw:text-style-name="P7" svg:x1="-0.654cm" svg:y1="0.044cm" svg:x2="-0.813cm" svg:y2="0.653cm"><text:p/></draw:line><draw:line text:anchor-type="paragraph" draw:z-index="112" draw:name="Shape32" draw:style-name="gr13" draw:text-style-name="P7" svg:x1="6.172cm" svg:y1="0.044cm" svg:x2="5.907cm" svg:y2="0.732cm"><text:p/></draw:line><draw:line text:anchor-type="paragraph" draw:z-index="117" draw:name="Shape37" draw:style-name="gr13" draw:text-style-name="P7" svg:x1="0.51cm" svg:y1="1.605cm" svg:x2="0.51cm" svg:y2="0.044cm"><text:p/></draw:line><draw:line text:anchor-type="paragraph" draw:z-index="126" draw:name="Shape46" draw:style-name="gr13" draw:text-style-name="P7" svg:x1="13.501cm" svg:y1="0.007cm" svg:x2="13.501cm" svg:y2="0.653cm"><text:p/></draw:line></text:p>
      <text:p text:style-name="Standard"><draw:custom-shape text:anchor-type="paragraph" draw:z-index="38" draw:name="Shape2" draw:style-name="gr2" draw:text-style-name="P1" svg:width="1.985cm" svg:height="0.795cm" svg:x="0.748cm" svg:y="0.0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Shape2" draw:style-name="gr2" draw:text-style-name="P1" svg:width="1.985cm" svg:height="0.795cm" svg:x="-1.898cm" svg:y="0.1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0" draw:name="Shape3" draw:style-name="gr6" draw:text-style-name="P5" svg:width="1.43cm" svg:height="0.477cm" svg:x="-1.66cm" svg:y="0.351cm"><draw:text-box><text:p text:style-name="P4"><text:span text:style-name="T2">username</text:span></text:p></draw:text-box></draw:frame><draw:custom-shape text:anchor-type="paragraph" draw:z-index="43" draw:name="Shape2" draw:style-name="gr2" draw:text-style-name="P1" svg:width="1.985cm" svg:height="0.795cm" svg:x="4.875cm" svg:y="0.2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4" draw:name="Shape3" draw:style-name="gr6" draw:text-style-name="P5" svg:width="1.43cm" svg:height="0.477cm" svg:x="5.166cm" svg:y="0.404cm"><draw:text-box><text:p text:style-name="P4"><text:span text:style-name="T2">username</text:span></text:p></draw:text-box></draw:frame><draw:custom-shape text:anchor-type="paragraph" draw:z-index="91" draw:name="Shape4" draw:style-name="gr8" draw:text-style-name="P1" svg:width="1.694cm" svg:height="1.482cm" svg:x="12.628cm" svg:y="0.16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41" draw:name="Shape3" draw:style-name="gr6" draw:text-style-name="P3" svg:width="1.165cm" svg:height="0.477cm" svg:x="1.33cm" svg:y="0.166cm"><draw:text-box><text:p><text:span text:style-name="T1">job</text:span></text:p></draw:text-box></draw:frame></text:p>
      <text:p text:style-name="Standard"><draw:frame text:anchor-type="paragraph" draw:z-index="133" draw:name="Shape3" draw:style-name="gr6" draw:text-style-name="P3" svg:width="1.165cm" svg:height="0.477cm" svg:x="13.157cm" svg:y="0.182cm"><draw:text-box><text:p><text:span text:style-name="T1">give</text:span></text:p></draw:text-box></draw:frame></text:p>
      <text:p text:style-name="Standard"><draw:custom-shape text:anchor-type="paragraph" draw:z-index="45" draw:name="Shape4" draw:style-name="gr8" draw:text-style-name="P1" svg:width="1.694cm" svg:height="1.482cm" svg:x="-0.337cm" svg:y="0.14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frame text:anchor-type="paragraph" draw:z-index="52" draw:name="Shape3" draw:style-name="gr6" draw:text-style-name="P3" svg:width="1.165cm" svg:height="0.477cm" svg:x="0.192cm" svg:y="0.161cm"><draw:text-box><text:p><text:span text:style-name="T1">earns</text:span></text:p></draw:text-box></draw:frame><draw:custom-shape text:anchor-type="paragraph" draw:z-index="62" draw:name="Shape2" draw:style-name="gr2" draw:text-style-name="P1" svg:width="1.985cm" svg:height="0.795cm" svg:x="8.421cm" svg:y="0.1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name="Shape2" draw:style-name="gr2" draw:text-style-name="P1" svg:width="1.985cm" svg:height="0.795cm" svg:x="16.596cm" svg:y="0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7" draw:name="Shape47" draw:style-name="gr13" draw:text-style-name="P7" svg:x1="13.474cm" svg:y1="0.187cm" svg:x2="14.294cm" svg:y2="1.473cm"><text:p/></draw:line><draw:frame text:anchor-type="paragraph" draw:z-index="64" draw:name="Shape3" draw:style-name="gr9" draw:text-style-name="P3" svg:width="1.615cm" svg:height="0.368cm" svg:x="8.791cm" svg:y="0.266cm"><draw:text-box><text:p><text:span text:style-name="T1">s</text:span><text:span text:style-name="T1">h</text:span><text:span text:style-name="T1">o</text:span><text:span text:style-name="T1">p</text:span><text:span text:style-name="T1">_</text:span><text:span text:style-name="T1">n</text:span><text:span text:style-name="T1">a</text:span><text:span text:style-name="T1">m</text:span><text:span text:style-name="T1">e</text:span></text:p></draw:text-box></draw:frame></text:p>
      <text:p text:style-name="Standard"><draw:frame text:anchor-type="paragraph" draw:z-index="66" draw:name="Shape3" draw:style-name="gr6" draw:text-style-name="P5" svg:width="1.43cm" svg:height="0.477cm" svg:x="4.611cm" svg:y="0.282cm"><draw:text-box><text:p text:style-name="P4"><text:span text:style-name="T2">item_ID</text:span></text:p></draw:text-box></draw:frame><draw:custom-shape text:anchor-type="paragraph" draw:z-index="60" draw:name="Shape2" draw:style-name="gr2" draw:text-style-name="P1" svg:width="1.985cm" svg:height="0.795cm" svg:x="4.24cm" svg:y="0.1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3" draw:name="Shape3" draw:style-name="gr6" draw:text-style-name="P5" svg:width="1.43cm" svg:height="0.477cm" svg:x="16.94cm" svg:y="0.071cm"><draw:text-box><text:p text:style-name="P4"><text:span text:style-name="T2">bill_no</text:span></text:p></draw:text-box></draw:frame><draw:line text:anchor-type="paragraph" draw:z-index="131" draw:name="Shape51" draw:style-name="gr13" draw:text-style-name="P7" svg:x1="8.923cm" svg:y1="0.415cm" svg:x2="8.553cm" svg:y2="0.785cm"><text:p/></draw:line></text:p>
      <text:p text:style-name="Standard"><draw:custom-shape text:anchor-type="paragraph" draw:z-index="57" draw:name="Shape1" draw:style-name="gr1" draw:text-style-name="P1" svg:width="3.44cm" svg:height="1.112cm" svg:x="6.569cm" svg:y="0.298cm"><text:p/><draw:enhanced-geometry svg:viewBox="0 0 21600 21600" draw:type="rectangle" draw:enhanced-path="M 0 0 L 21600 0 21600 21600 0 21600 0 0 Z N"/></draw:custom-shape><draw:line text:anchor-type="paragraph" draw:z-index="115" draw:name="Shape35" draw:style-name="gr13" draw:text-style-name="P7" svg:x1="6.04cm" svg:y1="0.272cm" svg:x2="6.569cm" svg:y2="0.563cm"><text:p/></draw:line><draw:line text:anchor-type="paragraph" draw:z-index="118" draw:name="Shape38" draw:style-name="gr13" draw:text-style-name="P7" svg:x1="0.51cm" svg:y1="0.166cm" svg:x2="0.51cm" svg:y2="0.748cm"><text:p/></draw:line><draw:line text:anchor-type="paragraph" draw:z-index="119" draw:name="Shape39" draw:style-name="gr13" draw:text-style-name="P7" svg:x1="17.602cm" svg:y1="0.219cm" svg:x2="17.152cm" svg:y2="0.748cm"><text:p/></draw:line><draw:custom-shape text:anchor-type="paragraph" draw:z-index="92" draw:name="Shape4" draw:style-name="gr8" draw:text-style-name="P1" svg:width="1.694cm" svg:height="1.482cm" svg:x="10.908cm" svg:y="0.13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Standard"><draw:custom-shape text:anchor-type="paragraph" draw:z-index="15" draw:name="Shape1" draw:style-name="gr1" draw:text-style-name="P1" svg:width="3.44cm" svg:height="1.112cm" svg:x="9.955cm" svg:y="2.526cm"><text:p/><draw:enhanced-geometry svg:viewBox="0 0 21600 21600" draw:type="rectangle" draw:enhanced-path="M 0 0 L 21600 0 21600 21600 0 21600 0 0 Z N"/></draw:custom-shape><draw:custom-shape text:anchor-type="paragraph" draw:z-index="16" draw:name="Shape1" draw:style-name="gr1" draw:text-style-name="P1" svg:width="3.44cm" svg:height="1.112cm" svg:x="13.712cm" svg:y="0.012cm"><text:p/><draw:enhanced-geometry svg:viewBox="0 0 21600 21600" draw:type="rectangle" draw:enhanced-path="M 0 0 L 21600 0 21600 21600 0 21600 0 0 Z N"/></draw:custom-shape><draw:custom-shape text:anchor-type="paragraph" draw:z-index="46" draw:name="Shape1" draw:style-name="gr1" draw:text-style-name="P1" svg:width="3.44cm" svg:height="1.112cm" svg:x="-1.104cm" svg:y="0.261cm"><text:p/><draw:enhanced-geometry svg:viewBox="0 0 21600 21600" draw:type="rectangle" draw:enhanced-path="M 0 0 L 21600 0 21600 21600 0 21600 0 0 Z N"/></draw:custom-shape><draw:custom-shape text:anchor-type="paragraph" draw:z-index="48" draw:name="Shape2" draw:style-name="gr2" draw:text-style-name="P1" svg:width="1.985cm" svg:height="0.795cm" svg:x="-1.501cm" svg:y="1.9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name="Shape2" draw:style-name="gr2" draw:text-style-name="P1" svg:width="1.985cm" svg:height="0.795cm" svg:x="0.96cm" svg:y="1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49" draw:name="Shape3" draw:style-name="gr6" draw:text-style-name="P5" svg:width="1.165cm" svg:height="0.477cm" svg:x="-0.84cm" svg:y="2.14cm"><draw:text-box><text:p text:style-name="P4"><text:span text:style-name="T2">job</text:span></text:p></draw:text-box></draw:frame><draw:frame text:anchor-type="paragraph" draw:z-index="50" draw:name="Shape3" draw:style-name="gr6" draw:text-style-name="P3" svg:width="1.244cm" svg:height="0.477cm" svg:x="1.383cm" svg:y="2.113cm"><draw:text-box><text:p><text:span text:style-name="T1">salary</text:span></text:p></draw:text-box></draw:frame><draw:frame text:anchor-type="paragraph" draw:z-index="51" draw:name="Shape3" draw:style-name="gr5" draw:text-style-name="P6" svg:width="2.461cm" svg:height="0.489cm" svg:x="-0.575cm" svg:y="0.552cm"><draw:text-box><text:p><text:span text:style-name="T3">SALARY</text:span></text:p></draw:text-box></draw:frame><draw:frame text:anchor-type="paragraph" draw:z-index="58" draw:name="Shape3" draw:style-name="gr5" draw:text-style-name="P6" svg:width="2.461cm" svg:height="0.489cm" svg:x="7.548cm" svg:y="0.076cm"><draw:text-box><text:p><text:span text:style-name="T3">ITEMS</text:span></text:p></draw:text-box></draw:frame><draw:custom-shape text:anchor-type="paragraph" draw:z-index="61" draw:name="Shape2" draw:style-name="gr2" draw:text-style-name="P1" svg:width="1.985cm" svg:height="0.795cm" svg:x="5.537cm" svg:y="1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Shape2" draw:style-name="gr2" draw:text-style-name="P1" svg:width="1.985cm" svg:height="0.795cm" svg:x="4.187cm" svg:y="0.4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65" draw:name="Shape3" draw:style-name="gr6" draw:text-style-name="P3" svg:width="1.43cm" svg:height="0.477cm" svg:x="4.505cm" svg:y="0.631cm"><draw:text-box><text:p><text:span text:style-name="T1">item_name</text:span></text:p></draw:text-box></draw:frame><draw:frame text:anchor-type="paragraph" draw:z-index="63" draw:name="Shape3" draw:style-name="gr6" draw:text-style-name="P3" svg:width="1.43cm" svg:height="0.477cm" svg:x="6.092cm" svg:y="1.584cm"><draw:text-box><text:p><text:span text:style-name="T1">price</text:span></text:p></draw:text-box></draw:frame><draw:custom-shape text:anchor-type="paragraph" draw:z-index="95" draw:name="Shape2" draw:style-name="gr2" draw:text-style-name="P1" svg:width="1.985cm" svg:height="0.795cm" svg:x="13.739cm" svg:y="1.399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93" draw:name="Shape2" draw:style-name="gr2" draw:text-style-name="P1" svg:width="1.985cm" svg:height="0.795cm" svg:x="16.702cm" svg:y="1.4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name="Shape2" draw:style-name="gr2" draw:text-style-name="P1" svg:width="1.985cm" svg:height="0.795cm" svg:x="7.839cm" svg:y="3.9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name="Shape2" draw:style-name="gr2" draw:text-style-name="P1" svg:width="1.985cm" svg:height="0.795cm" svg:x="10.22cm" svg:y="3.9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name="Shape2" draw:style-name="gr2" draw:text-style-name="P1" svg:width="1.985cm" svg:height="0.795cm" svg:x="12.707cm" svg:y="4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99" draw:name="Shape3" draw:style-name="gr5" draw:text-style-name="P6" svg:width="2.461cm" svg:height="0.489cm" svg:x="10.776cm" svg:y="2.801cm"><draw:text-box><text:p><text:span text:style-name="T3">CART</text:span></text:p></draw:text-box></draw:frame><draw:frame text:anchor-type="paragraph" draw:z-index="100" draw:name="Shape3" draw:style-name="gr5" draw:text-style-name="P6" svg:width="2.461cm" svg:height="0.489cm" svg:x="14.691cm" svg:y="0.261cm"><draw:text-box><text:p><text:span text:style-name="T3">BILL</text:span></text:p></draw:text-box></draw:frame><draw:frame text:anchor-type="paragraph" draw:z-index="102" draw:name="Shape3" draw:style-name="gr6" draw:text-style-name="P3" svg:width="1.43cm" svg:height="0.477cm" svg:x="17.099cm" svg:y="1.558cm"><draw:text-box><text:p><text:span text:style-name="T1">username</text:span></text:p></draw:text-box></draw:frame><draw:frame text:anchor-type="paragraph" draw:z-index="101" draw:name="Shape3" draw:style-name="gr14" draw:text-style-name="P3" svg:width="1.615cm" svg:height="0.733cm" svg:x="14.109cm" svg:y="1.531cm"><draw:text-box><text:p><text:span text:style-name="T1">shop_name</text:span></text:p></draw:text-box></draw:frame><draw:frame text:anchor-type="paragraph" draw:z-index="104" draw:name="Shape3" draw:style-name="gr6" draw:text-style-name="P3" svg:width="1.43cm" svg:height="0.477cm" svg:x="13.104cm" svg:y="4.256cm"><draw:text-box><text:p><text:span text:style-name="T1">quantity</text:span></text:p></draw:text-box></draw:frame><draw:frame text:anchor-type="paragraph" draw:z-index="106" draw:name="Shape3" draw:style-name="gr6" draw:text-style-name="P5" svg:width="1.43cm" svg:height="0.477cm" svg:x="8.13cm" svg:y="4.124cm"><draw:text-box><text:p text:style-name="P4"><text:span text:style-name="T2">item_ID</text:span></text:p></draw:text-box></draw:frame><draw:frame text:anchor-type="paragraph" draw:z-index="105" draw:name="Shape3" draw:style-name="gr6" draw:text-style-name="P5" svg:width="1.43cm" svg:height="0.477cm" svg:x="10.643cm" svg:y="4.177cm"><draw:text-box><text:p text:style-name="P4"><text:span text:style-name="T2">bill_no</text:span></text:p></draw:text-box></draw:frame><draw:line text:anchor-type="paragraph" draw:z-index="113" draw:name="Shape33" draw:style-name="gr13" draw:text-style-name="P7" svg:x1="1.753cm" svg:y1="1.372cm" svg:x2="2.018cm" svg:y2="1.954cm"><text:p/></draw:line><draw:line text:anchor-type="paragraph" draw:z-index="114" draw:name="Shape34" draw:style-name="gr13" draw:text-style-name="P7" svg:x1="-0.337cm" svg:y1="1.372cm" svg:x2="-0.522cm" svg:y2="1.981cm"><text:p/></draw:line><draw:line text:anchor-type="paragraph" draw:z-index="116" draw:name="Shape36" draw:style-name="gr13" draw:text-style-name="P7" svg:x1="6.569cm" svg:y1="0.684cm" svg:x2="6.172cm" svg:y2="0.79cm"><text:p/></draw:line><draw:line text:anchor-type="paragraph" draw:z-index="120" draw:name="Shape40" draw:style-name="gr13" draw:text-style-name="P7" svg:x1="17.152cm" svg:y1="0.923cm" svg:x2="17.443cm" svg:y2="1.426cm"><text:p/></draw:line><draw:line text:anchor-type="paragraph" draw:z-index="121" draw:name="Shape41" draw:style-name="gr13" draw:text-style-name="P7" svg:x1="15.273cm" svg:y1="1.124cm" svg:x2="15.035cm" svg:y2="1.399cm"><text:p/></draw:line><draw:line text:anchor-type="paragraph" draw:z-index="122" draw:name="Shape42" draw:style-name="gr13" draw:text-style-name="P7" svg:x1="13.104cm" svg:y1="3.637cm" svg:x2="13.369cm" svg:y2="4.076cm"><text:p/></draw:line><draw:line text:anchor-type="paragraph" draw:z-index="123" draw:name="Shape43" draw:style-name="gr13" draw:text-style-name="P7" svg:x1="11.543cm" svg:y1="3.637cm" svg:x2="11.543cm" svg:y2="3.997cm"><text:p/></draw:line><draw:line text:anchor-type="paragraph" draw:z-index="124" draw:name="Shape44" draw:style-name="gr13" draw:text-style-name="P7" svg:x1="10.273cm" svg:y1="3.637cm" svg:x2="9.559cm" svg:y2="4.124cm"><text:p/></draw:line><draw:line text:anchor-type="paragraph" draw:z-index="128" draw:name="Shape48" draw:style-name="gr13" draw:text-style-name="P7" svg:x1="10.008cm" svg:y1="0.393cm" svg:x2="10.908cm" svg:y2="0.393cm"><text:p/></draw:line><draw:line text:anchor-type="paragraph" draw:z-index="129" draw:name="Shape49" draw:style-name="gr13" draw:text-style-name="P7" svg:x1="12.601cm" svg:y1="0.42cm" svg:x2="13.712cm" svg:y2="0.42cm"><text:p/></draw:line><draw:line text:anchor-type="paragraph" draw:z-index="130" draw:name="Shape50" draw:style-name="gr13" draw:text-style-name="P7" svg:x1="11.755cm" svg:y1="1.134cm" svg:x2="11.755cm" svg:y2="2.526cm"><text:p/></draw:line><draw:frame text:anchor-type="paragraph" draw:z-index="132" draw:name="Shape3" draw:style-name="gr6" draw:text-style-name="P3" svg:width="1.165cm" svg:height="0.477cm" svg:x="11.437cm" svg:y="0.129cm"><draw:text-box><text:p><text:span text:style-name="T1">buy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1:51:24.663372717</meta:creation-date>
    <dc:date>2017-11-02T10:59:14.554263462</dc:date>
    <meta:editing-duration>PT19M46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